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Mijn naam is Aaron van schie 17 jaar oud, ik ben geboren in Denhaag waar ik 15 jaar lang gewoont heb, nu woon ik in Strijen al 1 en een half jaar. Mijn hobbies zijn gamen en model treinen, ik ben ook graag buiten. Ik heb de<text:s/>opleiding software developer gekozen omdat ik vroeger toen ik klein was al heel vaak bij me vader ging kijken en het toen al mooi vond hoe een aantal regels code een hele website kan worden.<text:s/></text:p>
      <text:p text:style-name="Normal">Ik heb al meerdere bijbanen gehad, ik heb de krantenwijk gelopen<text:s/>bij de plus gewerkt als vulploegmedewerker en nu werk ik in de lidl als medewerker. Met deze bijbanen heb ik ook veel vaardigheden geleerd zoals: In een Team werken, Plannen, Communicatie en Probleem oplossend vermogen.<text:s/></text:p>
      <text:p text:style-name="Normal">We hebben veel opdrachten gemaakt waaronder een Game lootjes generator en nog veel meer, de meeste opdrachten waaren heel leerzaam en soms ook wel lastig maar daar leer je juist meer v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language="nl" fo:country="NL"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aron van Schie</meta:initial-creator>
    <dc:creator>Aaron van Schie</dc:creator>
    <meta:creation-date>2023-01-25T08:18:00Z</meta:creation-date>
    <dc:date>2023-01-25T09:11:00Z</dc:date>
    <meta:template xlink:href="Normal" xlink:type="simple"/>
    <meta:editing-cycles>3</meta:editing-cycles>
    <meta:editing-duration>PT0S</meta:editing-duration>
    <meta:document-statistic meta:page-count="1" meta:paragraph-count="1" meta:word-count="132" meta:character-count="889" meta:row-count="6" meta:non-whitespace-character-count="758"/>
  </office:meta>
</office:document-meta>
</file>